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3000001B7F41CC91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6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8" style:family="paragraph" style:parent-style-name="Standard" style:list-style-name="L4">
      <style:paragraph-properties fo:margin-top="0.199cm" fo:margin-bottom="0.199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áficos1" text:anchor-type="paragraph" svg:x="13.03cm" svg:y="0cm" svg:width="3.298cm" svg:height="4.039cm" draw:z-index="0"><draw:image xlink:href="Pictures/200000070000183000001B7F41CC911F.svm" xlink:type="simple" xlink:show="embed" xlink:actuate="onLoad"/></draw:frame>Alejandra Nicolás Martínez</text:p>
      <text:p text:style-name="P7">C/ Francisco Martín Ordóñez nº43</text:p>
      <text:p text:style-name="P7">41111 Sevilla</text:p>
      <text:p text:style-name="P7">610839848 – 955779292</text:p>
      <text:p text:style-name="P1"><text:a xlink:type="simple" xlink:href="mailto:alejandranicolasmartinez@gmail.com" text:style-name="Internet_20_link" text:visited-style-name="Visited_20_Internet_20_Link"><text:span text:style-name="T1">alejandranicolasmartinez@gmail.com</text:span></text:a></text:p>
      <text:p text:style-name="P3"/>
      <text:p text:style-name="P11"/>
      <text:p text:style-name="P11">Formación Académica</text:p>
      <text:p text:style-name="P10"/>
      <text:list xml:id="list3274886229318665026" text:style-name="L1">
        <text:list-item>
          <text:p text:style-name="P12">Técnico en Auxiliar de Enfermería</text:p>
        </text:list-item>
        <text:list-item>
          <text:p text:style-name="P12">Certificado de profesionalidad de atención sociosanitaria a personas en el domicilio</text:p>
        </text:list-item>
      </text:list>
      <text:p text:style-name="P9"/>
      <text:p text:style-name="P11">Formación Técnica</text:p>
      <text:p text:style-name="P4"/>
      <text:list xml:id="list4687429279169987763" text:style-name="L2">
        <text:list-item>
          <text:p text:style-name="P13">Los cuidados auxiliares de enfermería en los servicios de urgencias</text:p>
        </text:list-item>
        <text:list-item>
          <text:p text:style-name="P13">Principios de alimentación terapeútica sanitarios</text:p>
        </text:list-item>
        <text:list-item>
          <text:p text:style-name="P13">Cuidados paliativos para auxiliares de enfermería</text:p>
        </text:list-item>
        <text:list-item>
          <text:p text:style-name="P13">Principios sobre cuidados paliativos para auxiliares de enfermería</text:p>
        </text:list-item>
        <text:list-item>
          <text:p text:style-name="P13">Intervenciones y cuidados del auxiliar de enfermería en cuidados paliativos</text:p>
        </text:list-item>
        <text:list-item>
          <text:p text:style-name="P13">Cuidados paliativos al paciente oncológico para auxiliares de enfermería</text:p>
        </text:list-item>
        <text:list-item>
          <text:p text:style-name="P13">Recursos socio-sanitarios y comunicación en enfermos con alzheimer</text:p>
        </text:list-item>
        <text:list-item>
          <text:p text:style-name="P13">Cuidados del auxiliar de enfermería al paciente con alzheimer</text:p>
        </text:list-item>
        <text:list-item>
          <text:p text:style-name="P13">Actualización en alzheimer</text:p>
        </text:list-item>
        <text:list-item>
          <text:p text:style-name="P13">Auxiliar de ayuda a domicilio</text:p>
        </text:list-item>
        <text:list-item>
          <text:p text:style-name="P13">Lengua de signos y guía intérprete de personas sordo-ciegas</text:p>
        </text:list-item>
        <text:list-item>
          <text:p text:style-name="P13">Auxiliar de escuelas infantiles</text:p>
        </text:list-item>
        <text:list-item>
          <text:p text:style-name="P13">Auxiliar sanitaria voluntario I</text:p>
        </text:list-item>
        <text:list-item>
          <text:p text:style-name="P13">Auxiliar sanitaria voluntario II</text:p>
        </text:list-item>
        <text:list-item>
          <text:p text:style-name="P13">Formación en drogodependencia</text:p>
        </text:list-item>
        <text:list-item>
          <text:p text:style-name="P13">Preparación al parto</text:p>
        </text:list-item>
        <text:list-item>
          <text:p text:style-name="P13">Socorrismo y primeros auxilios</text:p>
        </text:list-item>
        <text:list-item>
          <text:p text:style-name="P13">Iniciación a la puericultura</text:p>
        </text:list-item>
        <text:list-item>
          <text:p text:style-name="P13">Prevención de riesgos laborales</text:p>
        </text:list-item>
        <text:list-item>
          <text:p text:style-name="P13">Introducción a la informática</text:p>
        </text:list-item>
      </text:list>
      <text:p text:style-name="P5"/>
      <text:p text:style-name="P11">Idiomas</text:p>
      <text:list xml:id="list5787345772966008895" text:style-name="L3">
        <text:list-item>
          <text:p text:style-name="P17">Inglés básico</text:p>
        </text:list-item>
      </text:list>
      <text:p text:style-name="P8"/>
      <text:p text:style-name="P11">Informatica</text:p>
      <text:list xml:id="list32291206" text:continue-numbering="true" text:style-name="L3">
        <text:list-item>
          <text:p text:style-name="P17">Ofimática a nivel usuario</text:p>
        </text:list-item>
      </text:list>
      <text:p text:style-name="P8"><text:soft-page-break/></text:p>
      <text:p text:style-name="P11">Experiencia profesional</text:p>
      <text:p text:style-name="P4"/>
      <text:list xml:id="list750628996258942612" text:style-name="L4">
        <text:list-item>
          <text:p text:style-name="P18">Auxiliar de ayuda a domicilio (11 años). “Trabajo actual”</text:p>
          <text:list>
            <text:list-item>
              <text:p text:style-name="P14">Atencion de los cuidados básicos del usuario</text:p>
            </text:list-item>
            <text:list-item>
              <text:p text:style-name="P14">Compañia al usuario cubriendo sus necesidades sociales</text:p>
            </text:list-item>
            <text:list-item>
              <text:p text:style-name="P14">Controles de tensión, análisis de glucosa, control de temperatura...</text:p>
            </text:list-item>
          </text:list>
        </text:list-item>
        <text:list-item>
          <text:p text:style-name="P18">Auxiliar de clínica en el geriátrico “Espartina Geriátrico S.L.” y “Palomares del Río”</text:p>
          <text:list>
            <text:list-item>
              <text:p text:style-name="P14">Funciones similares a las de auxiliar de ayuda a domicilio</text:p>
            </text:list-item>
          </text:list>
        </text:list-item>
        <text:list-item>
          <text:p text:style-name="P18">Monitora infantil y actividades extraescolares en CEI Nuestra Señora de la Antigua (Ludociencia 2.002 S.L.V)</text:p>
          <text:list>
            <text:list-item>
              <text:p text:style-name="P14">Apoyo al profesorado</text:p>
            </text:list-item>
            <text:list-item>
              <text:p text:style-name="P14">Responsable de aula matinal</text:p>
            </text:list-item>
            <text:list-item>
              <text:p text:style-name="P14">Taller de creatividad</text:p>
            </text:list-item>
          </text:list>
        </text:list-item>
        <text:list-item>
          <text:p text:style-name="P18">Responsable de producción de postres caseros en “Natur Repostería Andaluza S.L.”</text:p>
          <text:list>
            <text:list-item>
              <text:p text:style-name="P14">Elaboracion, envasado y etiquetado de las distintas variedades de los productos</text:p>
            </text:list-item>
          </text:list>
        </text:list-item>
      </text:list>
      <text:p text:style-name="P5"/>
      <text:p text:style-name="P11">Otras experiencias</text:p>
      <text:p text:style-name="P6"/>
      <text:list xml:id="list8397667617063775730" text:style-name="L5">
        <text:list-item>
          <text:p text:style-name="P15">Auxiliar de quirofano en Cruz Roja y Sagrado Corazón</text:p>
        </text:list-item>
        <text:list-item>
          <text:p text:style-name="P15">Auxiliar odontología</text:p>
        </text:list-item>
        <text:list-item>
          <text:p text:style-name="P15">Auxiliar de planta en Cruz Roja</text:p>
        </text:list-item>
        <text:list-item>
          <text:p text:style-name="P15">Dependienta en “Sara Complementos” </text:p>
        </text:list-item>
      </text:list>
      <text:p text:style-name="P5"/>
      <text:p text:style-name="P5"/>
      <text:p text:style-name="P11">Otros datos de interés</text:p>
      <text:p text:style-name="P4"/>
      <text:list xml:id="list6434665297682969655" text:style-name="L6">
        <text:list-item>
          <text:p text:style-name="P16">Carné de manipuladora de alimentos (manipuladores de mayor riesgo)</text:p>
        </text:list-item>
        <text:list-item>
          <text:p text:style-name="P16">Carné de conducir B</text:p>
        </text:list-item>
        <text:list-item>
          <text:p text:style-name="P16">Soy una persona responsable, activa y participativa. Con capacidad de adaptación a diferentes puestos y entornos de trabajo. Cabe destacar mi pasión por esta profesió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 </meta:initial-creator>
    <meta:creation-date>2018-06-28T12:25:35.75</meta:creation-date>
    <dc:date>2019-12-11T12:07:33.07</dc:date>
    <dc:creator>Sara </dc:creator>
    <meta:editing-duration>PT1H20M31S</meta:editing-duration>
    <meta:editing-cycles>21</meta:editing-cycles>
    <meta:generator>OpenOffice/4.1.6$Win32 OpenOffice.org_project/416m1$Build-9790</meta:generator>
    <meta:printed-by>pc </meta:printed-by>
    <meta:print-date>2018-06-28T20:00:36.13</meta:print-date>
    <meta:document-statistic meta:table-count="0" meta:image-count="1" meta:object-count="0" meta:page-count="2" meta:paragraph-count="55" meta:word-count="370" meta:character-count="2413"/>
  </office:meta>
</office:document-meta>
</file>